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411b29"/>
    </style:style>
    <style:style style:name="P3" style:family="paragraph" style:parent-style-name="Preformatted_20_Text">
      <style:text-properties officeooo:rsid="001bd92a" officeooo:paragraph-rsid="00443e95"/>
    </style:style>
    <style:style style:name="P4" style:family="paragraph" style:parent-style-name="Preformatted_20_Text">
      <style:text-properties officeooo:rsid="00355ea8" officeooo:paragraph-rsid="00355ea8"/>
    </style:style>
    <style:style style:name="P5" style:family="paragraph" style:parent-style-name="Preformatted_20_Text">
      <style:text-properties fo:font-weight="normal" officeooo:rsid="00355ea8" officeooo:paragraph-rsid="0042aa9f" style:font-weight-asian="normal" style:font-weight-complex="normal"/>
    </style:style>
    <style:style style:name="P6" style:family="paragraph" style:parent-style-name="Preformatted_20_Text">
      <style:text-properties officeooo:rsid="00443e95" officeooo:paragraph-rsid="00443e95"/>
    </style:style>
    <style:style style:name="P7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8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9" style:family="paragraph" style:parent-style-name="Subtitle">
      <style:text-properties officeooo:rsid="001bd92a" officeooo:paragraph-rsid="001bd9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fo:font-weight="bold" officeooo:rsid="003f35c3" style:font-weight-asian="bold" style:font-weight-complex="bold"/>
    </style:style>
    <style:style style:name="T4" style:family="text">
      <style:text-properties fo:font-weight="bold" officeooo:rsid="00411b29" style:font-weight-asian="bold" style:font-weight-complex="bold"/>
    </style:style>
    <style:style style:name="T5" style:family="text">
      <style:text-properties fo:font-weight="bold" officeooo:rsid="00443e95" style:font-weight-asian="bold" style:font-weight-complex="bold"/>
    </style:style>
    <style:style style:name="T6" style:family="text">
      <style:text-properties fo:font-weight="bold" officeooo:rsid="004b49af" style:font-weight-asian="bold" style:font-weight-complex="bold"/>
    </style:style>
    <style:style style:name="T7" style:family="text">
      <style:text-properties officeooo:rsid="0026a4db"/>
    </style:style>
    <style:style style:name="T8" style:family="text">
      <style:text-properties officeooo:rsid="002a0009"/>
    </style:style>
    <style:style style:name="T9" style:family="text">
      <style:text-properties officeooo:rsid="00355ea8"/>
    </style:style>
    <style:style style:name="T10" style:family="text">
      <style:text-properties fo:font-weight="normal" officeooo:rsid="003f35c3" style:font-weight-asian="normal" style:font-weight-complex="normal"/>
    </style:style>
    <style:style style:name="T11" style:family="text">
      <style:text-properties fo:font-weight="normal" officeooo:rsid="00411b29" style:font-weight-asian="normal" style:font-weight-complex="normal"/>
    </style:style>
    <style:style style:name="T12" style:family="text">
      <style:text-properties fo:font-weight="normal" officeooo:rsid="0042aa9f" style:font-weight-asian="normal" style:font-weight-complex="normal"/>
    </style:style>
    <style:style style:name="T13" style:family="text">
      <style:text-properties fo:font-weight="normal" officeooo:rsid="00443e95" style:font-weight-asian="normal" style:font-weight-complex="normal"/>
    </style:style>
    <style:style style:name="T14" style:family="text">
      <style:text-properties officeooo:rsid="00443e95"/>
    </style:style>
    <style:style style:name="T15" style:family="text">
      <style:text-properties officeooo:rsid="00449caf"/>
    </style:style>
    <style:style style:name="T16" style:family="text">
      <style:text-properties officeooo:rsid="004957e1"/>
    </style:style>
    <style:style style:name="T17" style:family="text">
      <style:text-properties officeooo:rsid="004aef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граммно-аппаратные средства Web</text:p>
      <text:p text:style-name="P7">(с) Сергей Синица 20<text:span text:style-name="T9">20</text:span></text:p>
      <text:p text:style-name="P1"/>
      <text:p text:style-name="Subtitle">ЗАДАНИЕ <text:span text:style-name="T14">7</text:span></text:p>
      <text:p text:style-name="P4"/>
      <text:p text:style-name="P6">Проведите аудит безопасности вашего приложения <text:span text:style-name="T16">и исправьте уязвимости</text:span>. В нем должны быть разделы, посвященные уязвимостям XSS, SQL Injection, CSRF, Include, Upload. В отчете укажите по каждой уязвимости примененные методы защиты с примерами вашего кода.</text:p>
      <text:p text:style-name="P4"/>
      <text:p text:style-name="P9">СДАЧА РАБОТЫ И ОЦЕНИВАНИЕ</text:p>
      <text:p text:style-name="P1"><text:span text:style-name="T9">В</text:span> Moodle на проверку отправляется <text:span text:style-name="T14">PDF-документ с отчетом об аудите и ссылка на репозитарий GIT</text:span>. </text:p>
      <text:p text:style-name="P1"/>
      <text:p text:style-name="P1">Время выполнения задания до <text:span text:style-name="T15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</text:span><text:span text:style-name="T4">:</text:span></text:p>
      <text:p text:style-name="P2"><text:span text:style-name="T4">- </text:span><text:span text:style-name="T11">2 балла: </text:span><text:span text:style-name="T13">корректная защита от XSS</text:span><text:span text:style-name="T11">;</text:span></text:p>
      <text:p text:style-name="P3"><text:span text:style-name="T11">- 2 </text:span><text:span text:style-name="T12">балла: </text:span><text:span text:style-name="T13">корректная защита от SQL Injection</text:span><text:span text:style-name="T11">;</text:span></text:p>
      <text:p text:style-name="P3"><text:span text:style-name="T11">- 2 </text:span><text:span text:style-name="T12">балла: </text:span><text:span text:style-name="T13">корректная защита от CSRF</text:span><text:span text:style-name="T11">;</text:span></text:p>
      <text:p text:style-name="P3"><text:span text:style-name="T11">- 2 </text:span><text:span text:style-name="T12">балла: </text:span><text:span text:style-name="T13">корректная защита от Include и Upload уязвимости</text:span><text:span text:style-name="T12">.</text:span></text:p>
      <text:p text:style-name="P5"/>
      <text:p text:style-name="P1"/>
      <text:p text:style-name="P1">Задание необходимо выполнить <text:span text:style-name="T1">до </text:span><text:span text:style-name="T5">15</text:span><text:span text:style-name="T1"> </text:span><text:span text:style-name="T6">мая</text:span><text:span text:style-name="T10"> включительно</text:span>. <text:span text:style-name="T7">Допускается не полное выполнение задания. </text:span>Не допускается просрочка выполнения задания <text:span text:style-name="T8">(</text:span>просроченное задание оценивается в 0 баллов<text:span text:style-name="T8">)</text:span>. </text:p>
      <text:p text:style-name="P1"/>
      <text:p text:style-name="Subtitle">МЕТОДИЧЕСКИЕ УКАЗАНИЯ </text:p>
      <text:p text:style-name="P4">Ознакомьтесь с содержанием лекци<text:span text:style-name="T17">й</text:span> <text:span text:style-name="T14">9-10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1:35:02.609719710</dc:date>
    <meta:editing-duration>P1DT2H16M21S</meta:editing-duration>
    <meta:editing-cycles>28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139" meta:character-count="970" meta:non-whitespace-character-count="842"/>
  </office:meta>
</office:document-meta>
</file>